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GREATNESS (8:1-3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GREATNESS (8:1-3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 seen in creation (8:1, 3, 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 sung by children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GREATNESS (8:1-3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GOODNESS (8:3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GOODNESS (8:3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mazement (8:3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signment (8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GREATNESS (8:1-3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GOODNESS (8:3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 </dc:title>
    <meta:initial-creator>David STRICKLAND</meta:initial-creator>
    <dc:creator>David STRICKLAND</dc:creator>
    <meta:creation-date>2020-02-22T19:32:09Z</meta:creation-date>
    <dc:date>2020-02-22T19:32:09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